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8d4" officeooo:paragraph-rsid="001568d4"/>
    </style:style>
    <style:style style:name="P2" style:family="paragraph" style:parent-style-name="Standard">
      <style:text-properties officeooo:rsid="0015b331" officeooo:paragraph-rsid="0015b331"/>
    </style:style>
    <style:style style:name="P3" style:family="paragraph" style:parent-style-name="Standard">
      <style:text-properties officeooo:rsid="0015b331" officeooo:paragraph-rsid="0015e568"/>
    </style:style>
    <style:style style:name="P4" style:family="paragraph" style:parent-style-name="Standard">
      <style:text-properties officeooo:rsid="0015e568" officeooo:paragraph-rsid="0015e568"/>
    </style:style>
    <style:style style:name="P5" style:family="paragraph" style:parent-style-name="Standard">
      <style:text-properties officeooo:rsid="00194e2f" officeooo:paragraph-rsid="00194e2f"/>
    </style:style>
    <style:style style:name="P6" style:family="paragraph" style:parent-style-name="Standard">
      <style:text-properties fo:font-size="18pt" officeooo:rsid="001b1ca4" officeooo:paragraph-rsid="001b1ca4" style:font-size-asian="18pt" style:font-size-complex="18pt"/>
    </style:style>
    <style:style style:name="P7" style:family="paragraph" style:parent-style-name="Standard">
      <style:text-properties fo:font-size="12pt" officeooo:rsid="001b1ca4" officeooo:paragraph-rsid="001b1ca4" style:font-size-asian="10.5pt" style:font-size-complex="12pt"/>
    </style:style>
    <style:style style:name="P8" style:family="paragraph" style:parent-style-name="Standard">
      <style:text-properties fo:font-size="12pt" officeooo:rsid="001b6bf8" officeooo:paragraph-rsid="001b6bf8" style:font-size-asian="10.5pt" style:font-size-complex="12pt"/>
    </style:style>
    <style:style style:name="T1" style:family="text">
      <style:text-properties officeooo:rsid="0015b331"/>
    </style:style>
    <style:style style:name="T2" style:family="text">
      <style:text-properties officeooo:rsid="0015e568"/>
    </style:style>
    <style:style style:name="T3" style:family="text">
      <style:text-properties officeooo:rsid="0017c8a6"/>
    </style:style>
    <style:style style:name="T4" style:family="text">
      <style:text-properties officeooo:rsid="00194e2f"/>
    </style:style>
    <style:style style:name="T5" style:family="text">
      <style:text-properties officeooo:rsid="001b1ca4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nchro mk5 instrukcja <text:span text:style-name="T1">użytkownika</text:span></text:p>
      <text:p text:style-name="P1"/>
      <text:p text:style-name="P2">1. Uruchomienie</text:p>
      <text:p text:style-name="P2"/>
      <text:p text:style-name="P2">Kiedy zegarek ma zamontowany akumulator, po wciśnięciu przycisku WAKE diody powinny zacząć mrugać. Jeżeli nie ma żadnej reakcji – sprawdź napięcie na akumulatorze. PCM mógł go wyłączyć. W przypadku napięcia ponizej 2V – podłącz układ ładowarki i poczekaj aż akumulator się naładuje(zielona dioda)</text:p>
      <text:p text:style-name="P2"/>
      <text:p text:style-name="P2">2. Ustawianie godziny</text:p>
      <text:p text:style-name="P2"/>
      <text:p text:style-name="P2">Zegarek jest ustawiany w sposób binarny, po jednej cyfrze, <text:span text:style-name="T4">w trybie dwunastogodzinnym.</text:span></text:p>
      <text:p text:style-name="P5">Aby uruchomić tryb ustawień, wciśnij przycisk SET. <text:span text:style-name="T5">Trzy mrugnięcia wszystkich diod sygnalizują wejście w tryb ustawiania pierwszej cyfry godzin:</text:span></text:p>
      <text:p text:style-name="P5"/>
      <text:p text:style-name="P6"><text:span text:style-name="T6">0</text:span>0:00</text:p>
      <text:p text:style-name="P6"/>
      <text:p text:style-name="P7">Za pomocą przycisku WAKE ustaw pierwszą cyfrę- jest w czasie rzeczywistym pokazywana za pomocą diod, a następnie przyciskiem SET przejdź do ustawiania kolejnej cyfry.</text:p>
      <text:p text:style-name="P7">Powtórz dla ustawienia jedności godzin, dziesiątek minut oraz jedności minut.</text:p>
      <text:p text:style-name="P7"/>
      <text:p text:style-name="P8">Wciśnięcie przycisku SET po ustawieniu ostatniej cyfry spowoduje przejśćie do trybu zerowania sekund. Diody będą zapalać i gasnąć z częstotliwością 1Hz. Wciśnij przycisk SET alby wyzerować sekundy. Trzy mrugnięcia sygnalizują wyjście z trybu ustawień.</text:p>
      <text:p text:style-name="P8"/>
      <text:p text:style-name="P2"/>
      <text:p text:style-name="P2"/>
      <text:p text:style-name="P2"/>
      <text:p text:style-name="P2">Problemy:</text:p>
      <text:p text:style-name="P2"/>
      <text:p text:style-name="P2">Zegarek nie reaguje na wciskanie przycisków – sprawdź podłączenie akumulatorów</text:p>
      <text:p text:style-name="P2"/>
      <text:p text:style-name="P2">Zegarek włącza się, ale silnik nie startuje – sprawdź montaż klucza silnika</text:p>
      <text:p text:style-name="P2"/>
      <text:p text:style-name="P3">Zegarek włącza się, silnik startuje ale nie może wejść w tryb synchronizacji – sprawdź, c<text:span text:style-name="T2">z</text:span>y magnesy są zamontowane w odwróconej polaryzacji; sprawdź montaż czujnika Halla.</text:p>
      <text:p text:style-name="P3"/>
      <text:p text:style-name="P4">Zegarek włącza się, silnik startuje, synchronizacja wyświetlacza jest poprawna, ale nie odmierza godziny- sprawdź montaż kryształu. Jeżeli jest poprawnie zamontowany, dolutuj kondensatory <text:span text:style-name="T3">10p w pustych miejsc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9:57:51.547358541</meta:creation-date>
    <dc:date>2019-12-10T20:10:09.905263019</dc:date>
    <meta:editing-duration>PT12M18S</meta:editing-duration>
    <meta:editing-cycles>7</meta:editing-cycles>
    <meta:generator>LibreOffice/6.2.6.2$Linux_X86_64 LibreOffice_project/20$Build-2</meta:generator>
    <meta:document-statistic meta:table-count="0" meta:image-count="0" meta:object-count="0" meta:page-count="1" meta:paragraph-count="15" meta:word-count="221" meta:character-count="1640" meta:non-whitespace-character-count="1429"/>
  </office:meta>
</office:document-meta>
</file>